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ContextTransactionTes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testTransactionCommitWithSharedEntityManagerUnsynchronizedJo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UnsynchronizedJo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UnsynchronizedJoined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istenceContextTransactionTests.testTransactionCommitWithSharedEntityManagerUn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findEntityManagerFactory( @ Nullable String unitName , String requesting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ContextTransactionTests.testTransactionCommitWithSharedEntityManager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Un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testTransactionCommitWithSharedEntityManagerUnsynchronized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ContextTransactionTests.testTransactionCommitWithExtendedEntityManagerUnsynchronized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istenceContextTransactionTests.testTransactionCommitWithShared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